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4fb2fa"/>
    </style:style>
    <style:style style:name="P75" style:family="paragraph" style:parent-style-name="Standard">
      <style:text-properties officeooo:paragraph-rsid="0d5d07c4"/>
    </style:style>
    <style:style style:name="P76" style:family="paragraph" style:parent-style-name="Standard">
      <style:text-properties officeooo:paragraph-rsid="0d53d678"/>
    </style:style>
    <style:style style:name="P77" style:family="paragraph" style:parent-style-name="Standard">
      <style:text-properties officeooo:paragraph-rsid="0d8c21b9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e03342d"/>
    </style:style>
    <style:style style:name="P83" style:family="paragraph" style:parent-style-name="Standard">
      <style:text-properties officeooo:paragraph-rsid="0e0463fc"/>
    </style:style>
    <style:style style:name="P84" style:family="paragraph" style:parent-style-name="Standard">
      <style:text-properties officeooo:paragraph-rsid="0e051aee"/>
    </style:style>
    <style:style style:name="P85" style:family="paragraph" style:parent-style-name="Standard">
      <style:text-properties officeooo:paragraph-rsid="0e0bda5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0e2f7716"/>
    </style:style>
    <style:style style:name="P88" style:family="paragraph" style:parent-style-name="Standard">
      <style:text-properties officeooo:paragraph-rsid="0e38fc62"/>
    </style:style>
    <style:style style:name="P89" style:family="paragraph" style:parent-style-name="Standard">
      <style:text-properties officeooo:paragraph-rsid="0e61c509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ec8cada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>
      <style:text-properties officeooo:paragraph-rsid="0ecb810d"/>
    </style:style>
    <style:style style:name="P108" style:family="paragraph" style:parent-style-name="Standard">
      <style:text-properties officeooo:paragraph-rsid="0ecd4bf5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 style:parent-style-name="Standard">
      <style:text-properties officeooo:paragraph-rsid="0e460a91"/>
    </style:style>
    <style:style style:name="P115" style:family="paragraph" style:parent-style-name="Standard">
      <style:text-properties officeooo:paragraph-rsid="0e4746e6"/>
    </style:style>
    <style:style style:name="P1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27bed"/>
    </style:style>
    <style:style style:name="P1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3cac9e"/>
    </style:style>
    <style:style style:name="P1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e27bed"/>
    </style:style>
    <style:style style:name="P1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24" style:family="paragraph" style:parent-style-name="Standard">
      <style:text-properties officeooo:paragraph-rsid="0ee27bed"/>
    </style:style>
    <style:style style:name="P12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style:font-size-asian="12pt" style:font-size-complex="12pt"/>
    </style:style>
    <style:style style:name="T34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6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7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1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2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4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officeooo:rsid="047da547"/>
    </style:style>
    <style:style style:name="T38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style:font-size-asian="12pt" style:font-size-complex="12pt"/>
    </style:style>
    <style:style style:name="T40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9" style:family="text">
      <style:text-properties officeooo:rsid="04473353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officeooo:rsid="0e319beb" style:font-weight-asian="bold" style:font-weight-complex="bold"/>
    </style:style>
    <style:style style:name="T412" style:family="text">
      <style:text-properties fo:font-weight="bold" officeooo:rsid="0e295d3a" style:font-weight-asian="bold" style:font-weight-complex="bold"/>
    </style:style>
    <style:style style:name="T413" style:family="text">
      <style:text-properties fo:font-weight="bold" officeooo:rsid="0e48dca5" style:font-weight-asian="bold" style:font-weight-complex="bold"/>
    </style:style>
    <style:style style:name="T414" style:family="text">
      <style:text-properties officeooo:rsid="0aace3cd"/>
    </style:style>
    <style:style style:name="T415" style:family="text">
      <style:text-properties fo:font-size="10pt" style:font-size-asian="10pt" style:font-size-complex="10pt"/>
    </style:style>
    <style:style style:name="T416" style:family="text">
      <style:text-properties officeooo:rsid="0394a435"/>
    </style:style>
    <style:style style:name="T417" style:family="text">
      <style:text-properties officeooo:rsid="0b668458"/>
    </style:style>
    <style:style style:name="T418" style:family="text">
      <style:text-properties officeooo:rsid="0c125172"/>
    </style:style>
    <style:style style:name="T4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1" style:family="text">
      <style:text-properties officeooo:rsid="0cf7e116"/>
    </style:style>
    <style:style style:name="T422" style:family="text">
      <style:text-properties officeooo:rsid="0b952edb"/>
    </style:style>
    <style:style style:name="T423" style:family="text">
      <style:text-properties loext:padding="0.049cm" loext:border="0.31pt solid #000000"/>
    </style:style>
    <style:style style:name="T424" style:family="text">
      <style:text-properties officeooo:rsid="0ec3cb48"/>
    </style:style>
    <style:style style:name="T425" style:family="text">
      <style:text-properties officeooo:rsid="0ec42890"/>
    </style:style>
    <style:style style:name="T426" style:family="text">
      <style:text-properties officeooo:rsid="0ec6fcb2"/>
    </style:style>
    <style:style style:name="T427" style:family="text">
      <style:text-properties officeooo:rsid="0e295d3a"/>
    </style:style>
    <style:style style:name="T428" style:family="text">
      <style:text-properties officeooo:rsid="0e3b8d4d"/>
    </style:style>
    <style:style style:name="T429" style:family="text">
      <style:text-properties officeooo:rsid="0e2b2f17"/>
    </style:style>
    <style:style style:name="T430" style:family="text">
      <style:text-properties officeooo:rsid="0e3cac9e"/>
    </style:style>
    <style:style style:name="T431" style:family="text">
      <style:text-properties officeooo:rsid="0e3dd250"/>
    </style:style>
    <style:style style:name="T432" style:family="text">
      <style:text-properties officeooo:rsid="0e48dca5"/>
    </style:style>
    <style:style style:name="T43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3"><text:note text:id="ftn1" text:note-class="footnote"><text:note-citation>1</text:note-citation><text:note-body><text:p text:style-name="P31"><text:span text:style-name="T416">Deze versie heeft codenaam </text:span><text:span text:style-name="T364">B</text:span><text:span text:style-name="T365">ullseye</text:span><text:span text:style-name="T417"> </text:span><text:span text:style-name="T418">(</text:span><text:span text:style-name="T365">bullseye</text:span><text:span text:style-name="T418">)</text:span><text:span text:style-name="T417"> </text:span><text:span text:style-name="T366">en is een zogenaamde LTS-versie (</text:span><text:span text:style-name="T367">LTS=</text:span><text:span text:style-name="T366">Long-Term Support, langetermijnondersteuning). <text:s/></text:span><text:span text:style-name="T368">Deze</text:span><text:span text:style-name="T366"> LTS-versie versch</text:span><text:span text:style-name="T368">een </text:span><text:span text:style-name="T369">in </text:span><text:span text:style-name="T370">augustus</text:span><text:span text:style-name="T366"> 20</text:span><text:span text:style-name="T370">2</text:span><text:span text:style-name="T368">1</text:span><text:span text:style-name="T366"> en wordt </text:span><text:span text:style-name="T375">standaard </text:span><text:span text:style-name="T366">vanaf vrijgave </text:span><text:span text:style-name="T369">vijf</text:span><text:span text:style-name="T366"> jaar ondersteund</text:span><text:span text:style-name="T371"> </text:span><text:span text:style-name="T366">(</text:span><text:span text:style-name="T372">updates </text:span><text:span text:style-name="T366">tot </text:span><text:span text:style-name="T370">augustus</text:span><text:span text:style-name="T368"> </text:span><text:span text:style-name="T366">202</text:span><text:span text:style-name="T370">6</text:span><text:span text:style-name="T371">)</text:span><text:span text:style-name="T373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77">voor</text:span><text:span text:style-name="T378"> </text:span><text:span text:style-name="T379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0">(zie toelichting)</text:span><text:span text:style-name="T23">:</text:span></text:p>
      <text:p text:style-name="P34"><text:span text:style-name="Definition"><text:span text:style-name="T382">g</text:span></text:span><text:span text:style-name="Definition"><text:span text:style-name="T381">ebruiker</text:span></text:span><text:span text:style-name="Definition"><text:span text:style-name="T386"><text:tab/><text:tab/></text:span></text:span><text:span text:style-name="Definition"><text:span text:style-name="T406"> <text:tab/><text:tab/></text:span></text:span><text:span text:style-name="T387"><draw:control text:anchor-type="as-char" svg:y="-0.429cm" draw:z-index="11" draw:name="Gebruiker" draw:style-name="gr2" draw:text-style-name="P126" svg:width="6.061cm" svg:height="0.6cm" draw:control="control12"><svg:title>Gebruiker</svg:title><svg:desc>Volledige naam, bijv. Jan Stek</svg:desc></draw:control></text:span><text:span text:style-name="T387"><text:tab/></text:span><text:span text:style-name="T388">(</text:span><text:span text:style-name="T383">volledige naam, bijv. </text:span><text:span text:style-name="T401">J</text:span><text:span text:style-name="T402">a</text:span><text:span text:style-name="T401">n </text:span><text:span text:style-name="T402">Jansen</text:span><text:span text:style-name="T384">)</text:span></text:p>
      <text:p text:style-name="Standard"><text:span text:style-name="Definition"><text:span text:style-name="T382">g</text:span></text:span><text:span text:style-name="Definition"><text:span text:style-name="T381">ebruikersnaam<text:tab/></text:span></text:span><text:span text:style-name="Definition"><text:span text:style-name="T381"><draw:control text:anchor-type="as-char" svg:y="-0.429cm" draw:z-index="12" draw:name="Gberuikersnaam" draw:style-name="gr2" draw:text-style-name="P126" svg:width="6.061cm" svg:height="0.6cm" draw:control="control13"><svg:title>Gebruikersnaam</svg:title><svg:desc>Korte naam, bijv. jan</svg:desc></draw:control></text:span></text:span><text:span text:style-name="Definition"><text:span text:style-name="T381"><text:tab/></text:span></text:span><text:span text:style-name="T12">(korte naam, bijv. </text:span><text:span text:style-name="T314">j</text:span><text:span text:style-name="T315">a</text:span><text:span text:style-name="T314">n</text:span><text:span text:style-name="T12">)</text:span></text:p>
      <text:p text:style-name="P33"><text:span text:style-name="Definition"><text:span text:style-name="T390">c</text:span></text:span><text:span text:style-name="Definition"><text:span text:style-name="T389">omputernaam<text:tab/><text:tab/></text:span></text:span><text:span text:style-name="Definition"><text:span text:style-name="T387"><draw:control text:anchor-type="as-char" svg:y="-0.429cm" draw:z-index="13" draw:name="Computernaam" draw:style-name="gr2" draw:text-style-name="P126" svg:width="6.061cm" svg:height="0.6cm" draw:control="control14"><svg:title>Computernaam</svg:title><svg:desc>Unieke naam van de computer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naam van de compute</text:span></text:span><text:span text:style-name="Definition"><text:span text:style-name="T395">r, </text:span></text:span><text:span text:style-name="Definition"><text:span text:style-name="T396">bijv. p</text:span></text:span><text:span text:style-name="Definition"><text:span text:style-name="T397">c02</text:span></text:span><text:span text:style-name="Definition"><text:span text:style-name="T393">)</text:span></text:span></text:p>
      <text:p text:style-name="P33"><text:span text:style-name="Definition"><text:span text:style-name="T382">o</text:span></text:span><text:span text:style-name="Definition"><text:span text:style-name="T381">pstartmenu</text:span></text:span><text:span text:style-name="Definition"><text:span text:style-name="T387"><text:tab/><text:tab/><text:tab/></text:span></text:span><text:span text:style-name="Definition"><text:span text:style-name="T387"><draw:control text:anchor-type="as-char" svg:y="-0.429cm" draw:z-index="14" draw:name="Opstartmenu" draw:style-name="gr2" draw:text-style-name="P126" svg:width="6.061cm" svg:height="0.6cm" draw:control="control15"><svg:title>Opstartmenu</svg:title><svg:desc>Toets voor het opstartmenu ("bootmenu")</svg:desc></draw:control></text:span></text:span><text:span text:style-name="Definition"><text:span text:style-name="T387"><text:tab/></text:span></text:span><text:span text:style-name="Definition"><text:span text:style-name="T393">(</text:span></text:span><text:span text:style-name="Definition"><text:span text:style-name="T394">to</text:span></text:span><text:span text:style-name="Definition"><text:span text:style-name="T398">ets voor het opstartmedium</text:span></text:span><text:span text:style-name="Definition"><text:span text:style-name="T399">)</text:span></text:span></text:p>
      <text:p text:style-name="P33"><text:span text:style-name="Definition"><text:span text:style-name="T391">i</text:span></text:span><text:span text:style-name="Definition"><text:span text:style-name="T392">nstellingen</text:span></text:span><text:span text:style-name="T393"><text:tab/> <text:tab/><text:tab/></text:span><text:span text:style-name="T393"><draw:control text:anchor-type="as-char" svg:y="-0.429cm" draw:z-index="10" draw:name="Instellingen" draw:style-name="gr2" draw:text-style-name="P126" svg:width="6.061cm" svg:height="0.6cm" draw:control="control11"><svg:title>Instellingen</svg:title><svg:desc>Toets voor het BIOS/UEFI-scherm ("setup")</svg:desc></draw:control></text:span><text:span text:style-name="T393"><text:tab/>(</text:span><text:span text:style-name="T394">toets voor het BIOS/UEFI-scherm</text:span><text:span text:style-name="T393">)</text:span></text:p>
      <text:p text:style-name="P37"><text:span text:style-name="Definition"><text:span text:style-name="T404">g</text:span></text:span><text:span text:style-name="Definition"><text:span text:style-name="T403">ebruiker</text:span></text:span><text:span text:style-name="Definition"><text:span text:style-name="T405">2</text:span></text:span><text:span text:style-name="Definition"><text:span text:style-name="T386"><text:tab/></text:span></text:span><text:span text:style-name="Definition"><text:span text:style-name="T406"> <text:tab/><text:tab/></text:span></text:span><text:span text:style-name="T387"><draw:control text:anchor-type="as-char" svg:y="-0.429cm" draw:z-index="26" draw:name="Gebruiker 1" draw:style-name="gr2" draw:text-style-name="P126" svg:width="6.061cm" svg:height="0.6cm" draw:control="control27"><svg:title>Gebruiker</svg:title><svg:desc>Volledige naam, bijv. Jan Stek</svg:desc></draw:control></text:span><text:span text:style-name="T387"><text:tab/></text:span><text:span text:style-name="T388">(</text:span><text:span text:style-name="T383">volledige naam </text:span><text:span text:style-name="T385">evt. 2</text:span><text:span text:style-name="T407">e</text:span><text:span text:style-name="T385"> gebruiker</text:span><text:span text:style-name="T384">)</text:span></text:p>
      <text:p text:style-name="P108"><text:span text:style-name="Definition"><text:span text:style-name="T404">g</text:span></text:span><text:span text:style-name="Definition"><text:span text:style-name="T403">ebruikersnaam</text:span></text:span><text:span text:style-name="Definition"><text:span text:style-name="T405">2</text:span></text:span><text:span text:style-name="Definition"><text:span text:style-name="T381"><text:tab/></text:span></text:span><text:span text:style-name="Definition"><text:span text:style-name="T381"><draw:control text:anchor-type="as-char" svg:y="-0.429cm" draw:z-index="27" draw:name="Gberuikersnaam 1" draw:style-name="gr2" draw:text-style-name="P126" svg:width="6.061cm" svg:height="0.6cm" draw:control="control28"><svg:title>Gebruikersnaam</svg:title><svg:desc>Korte naam, bijv. jan</svg:desc></draw:control></text:span></text:span><text:span text:style-name="Definition"><text:span text:style-name="T381"><text:tab/></text:span></text:span><text:span text:style-name="T12">(korte naam</text:span><text:span text:style-name="T316"> </text:span><text:span text:style-name="T400">evt. 2</text:span><text:span text:style-name="T408">e</text:span><text:span text:style-name="T400"> gebruiker</text:span><text:span text:style-name="T12">)</text:span></text:p>
      <text:p text:style-name="P37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41"/>
      <text:p text:style-name="P35"><text:span text:style-name="Strong_20_Emphasis"><text:span text:style-name="T311"/></text:span></text:p>
      <text:p text:style-name="P36"><text:span text:style-name="T305">Nog niet op Linux?<text:tab/></text:span><text:span text:style-name="T308"><text:tab/></text:span><text:span text:style-name="T309">G</text:span><text:span text:style-name="T302">ebruik </text:span><text:span text:style-name="Strong_20_Emphasis"><text:span text:style-name="T313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24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0"/></text:span></text:p>
      <text:list xml:id="list4130562796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2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424">F</text:span>i-<text:span text:style-name="T425">gegevens vast zoals de naam v</text:span><text:span text:style-name="T426">a</text:span><text:span text:style-name="T425">n het netwerk (SSID) en wachtwoord</text:span><text:span text:style-name="Strong_20_Emphasis"><text:span text:style-name="T124"><text:note text:id="ftn2" text:note-class="footnote"><text:note-citation>2</text:note-citation><text:note-body><text:p text:style-name="P100"><text:span text:style-name="User_20_Entry"><text:span text:style-name="T229">I</text:span></text:span><text:span text:style-name="User_20_Entry"><text:span text:style-name="T230">n </text:span></text:span><text:span text:style-name="User_20_Entry"><text:span text:style-name="T256">Bitwarden</text:span></text:span><text:span text:style-name="User_20_Entry"><text:span text:style-name="T230"> met </text:span></text:span><text:span text:style-name="User_20_Entry"><text:span text:style-name="T257">Terminalvenster</text:span></text:span><text:span text:style-name="User_20_Entry"><text:span text:style-name="T228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2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781043248000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781043248288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2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781043248576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9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9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78104324886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78104324915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781043249440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2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781043249728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174756561070699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8104322163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2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344">Start de computer op vanaf </text:span><text:span text:style-name="T345">een </text:span><text:span text:style-name="T345"><text:reference-ref text:reference-format="text" text:ref-name="Distributie">Debian</text:reference-ref></text:span><text:span text:style-name="T345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6">(</text:span><text:span text:style-name="T347">Live</text:span><text:span text:style-name="T217"><text:note text:id="ftn5" text:note-class="footnote"><text:note-citation>1</text:note-citation><text:note-body><text:p text:style-name="P30"><text:span text:style-name="T409">Vanaf ee</text:span>n Live <text:span text:style-name="T414">USB-stick of </text:span><text:span text:style-name="T374">CD</text:span><text:span text:style-name="T415"> </text:span>kunt <text:span text:style-name="T409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101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5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19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8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20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781043227360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78104322484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2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781043479392">
          <table:table-cell table:style-name="_32_._5f_Installatie_5f_uitvoeren.A1" office:value-type="string">
            <text:p text:style-name="P77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25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781043479680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781043479968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0">Locatie</text:span> kies bij <text:span text:style-name="T410">Regio</text:span> voor <text:span text:style-name="T410">Europa</text:span> en klik op <text:span text:style-name="T410">Volgende</text:span>.</text:p>
          </table:table-cell>
        </table:table-row>
        <table:table-row table:style-name="TableLine94781043480256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0">Toetsenbord</text:span> kies <text:span text:style-name="T410">English (US)</text:span> en klik op <text:span text:style-name="T410">Volgende</text:span>.</text:p>
          </table:table-cell>
        </table:table-row>
        <table:table-row table:style-name="TableLine9478104348054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781043480832">
          <table:table-cell table:style-name="_32_._5f_Installatie_5f_uitvoeren.A1" office:value-type="string">
            <text:p text:style-name="P85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25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7810434811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81043481408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2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78104348169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81043481984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2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781043482272">
          <table:table-cell table:style-name="_32_._5f_Installatie_5f_uitvoeren.A1" office:value-type="string">
            <text:p text:style-name="P8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78104348256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781043482848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2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174756673968608" text:continue-numbering="true" text:style-name="L1">
        <text:list-item>
          <text:p text:style-name="P113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8104343438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2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78104356955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81043650528">
          <table:table-cell table:style-name="_33_._5f_Installatie_5f_afrond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2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7810436901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7810436352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7810436670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478104367038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2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7810436896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7810436869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7810436886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8104359288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2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781043655600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6"><text:span text:style-name="T348">Klik op </text:span><text:span text:style-name="T360">Updates</text:span><text:span text:style-name="T349"> en a</text:span><text:span text:style-name="T350">ls</text:span><text:span text:style-name="T351"> </text:span><text:span text:style-name="T352">er </text:span><text:span text:style-name="T351">updates beschikbaar zijn, k</text:span><text:span text:style-name="T353">lik op </text:span><text:span text:style-name="Strong_20_Emphasis"><text:span text:style-name="T359">Downloaden</text:span></text:span><text:span text:style-name="T353"> </text:span><text:span text:style-name="T354">en vervolgens op </text:span><text:span text:style-name="T361">Herstarten &amp; bijwerken</text:span><text:span text:style-name="T354"> </text:span><text:span text:style-name="T355">en </text:span><text:span text:style-name="T361">Herstarten &amp; </text:span><text:span text:style-name="T362">installeren</text:span><text:span text:style-name="T363">.</text:span></text:p>
          </table:table-cell>
        </table:table-row>
        <table:table-row table:style-name="TableLine947810436582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56">Daarna weer </text:span><text:span text:style-name="T357">a</text:span><text:span text:style-name="T358">anmelden als </text:span><text:span text:style-name="Definition"><text:span text:style-name="T19">gebruiker</text:span></text:span><text:span text:style-name="T354">.</text:span></text:p>
          </table:table-cell>
        </table:table-row>
        <table:table-row table:style-name="TableLine947810435883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81043650960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2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781043548256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8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7810436524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78104366760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781043500640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2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0">Apps</text:span> in map <text:span text:style-name="T410">kz</text:span> in <text:span text:style-name="T410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781043623216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781043684512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781043585008">
          <table:table-cell table:style-name="_33_._5f_Installatie_5f_afron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2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7"/></text:span></text:p>
      <text:p text:style-name="P67"><text:span text:style-name="Strong_20_Emphasis"><text:span text:style-name="T87"/></text:span></text:p>
      <text:list xml:id="list174757322159179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781043567696">
          <table:table-cell table:style-name="Tabel2.A1" office:value-type="string">
            <text:p text:style-name="P88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25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9"><text:span text:style-name="User_20_Entry"><text:span text:style-name="T22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78104370996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781043710592">
          <table:table-cell table:style-name="Tabel2.A1" office:value-type="string">
            <text:p text:style-name="P93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25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7">D</text:span>e <text:span text:style-name="T423">Super</text:span>-toets <text:span text:style-name="T297">is </text:span>de Windows<text:span text:style-name="T421">-</text:span><text:span text:style-name="T422">toets</text:span>, <text:span text:style-name="T421">C</text:span>ommand-<text:span text:style-name="T422">toets</text:span>, of <text:span text:style-name="T421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78104371121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78104371184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78104371982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25" svg:width="0.35cm" svg:height="0.35cm" draw:control="control29"/></text:span></text:span></text:p>
          </table:table-cell>
          <table:table-cell table:style-name="Tabel2.A1" office:value-type="string">
            <text:p text:style-name="P114">Wijzig <text:span text:style-name="T428">de a</text:span>chtergrond<text:span text:style-name="T429"> </text:span>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6"><text:note-ref text:note-class="footnote" text:reference-format="text" text:ref-name="ftn11">2</text:note-ref></text:span><text:span text:style-name="T330">, </text:span><text:span text:style-name="T332">zoek </text:span><text:span text:style-name="T339">acht</text:span><text:span text:style-name="T332"> en klik achter </text:span><text:span text:style-name="T339">Instellingen</text:span><text:span text:style-name="T332"> op </text:span><text:span text:style-name="T339">Achtergrond</text:span><text:span text:style-name="T330">.</text:span></text:p>
            <text:p text:style-name="P115"><text:span text:style-name="T335">Klik op </text:span><text:span text:style-name="T341">Afbeelding toevoegen</text:span><text:span text:style-name="T335">.</text:span><text:span text:style-name="T330"><text:line-break/></text:span><text:span text:style-name="T333">Gebruik </text:span><text:span text:style-name="T334">de </text:span><text:span text:style-name="T335">locatie</text:span> in <text:span text:style-name="T413">Persoonlijke map</text:span><text:span text:style-name="T432"> /</text:span> <text:span text:style-name="T410">Documenten</text:span> / <text:span text:style-name="T413">kz</text:span><text:span text:style-name="T432"> / </text:span><text:span text:style-name="T21">A</text:span><text:span text:style-name="T410">chtergrond</text:span><text:span text:style-name="T433">.</text:span></text:p>
          </table:table-cell>
        </table:table-row>
        <table:table-row table:style-name="TableLine94781043761456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25" svg:width="0.35cm" svg:height="0.35cm" draw:control="control30"/></text:span></text:span></text:p>
          </table:table-cell>
          <table:table-cell table:style-name="Tabel2.A1" office:value-type="string">
            <text:p text:style-name="P120">Wijzig <text:span text:style-name="T430">de g</text:span>ebruikersfoto <text:span text:style-name="T428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6"><text:note-ref text:note-class="footnote" text:reference-format="text" text:ref-name="ftn11">2</text:note-ref></text:span><text:span text:style-name="T330">, </text:span><text:span text:style-name="T332">zoek </text:span><text:span text:style-name="T340">gebr</text:span><text:span text:style-name="T332"> en klik achter </text:span><text:span text:style-name="T339">Instellingen</text:span><text:span text:style-name="T332"> op </text:span><text:span text:style-name="T340">Gebruikers</text:span><text:span text:style-name="T330">.</text:span></text:p>
            <text:p text:style-name="P116"><text:span text:style-name="T336">Klik op </text:span><text:span text:style-name="Strong_20_Emphasis"><text:span text:style-name="T301">Ontgrendelen</text:span></text:span><text:span text:style-name="T336">.</text:span></text:p>
            <text:p text:style-name="P116"><text:span text:style-name="T336">Klik op afbeelding voor </text:span><text:span text:style-name="Definition"><text:span text:style-name="T30">gebruiker</text:span></text:span><text:span text:style-name="T336">.</text:span></text:p>
            <text:p text:style-name="P117"><text:span text:style-name="T336">Klik op </text:span><text:span text:style-name="Strong_20_Emphasis"><text:span text:style-name="T301">Selecteer een bestand</text:span></text:span><text:span text:style-name="T336">.</text:span><text:span text:style-name="T330"><text:line-break/></text:span><text:span text:style-name="T337">Gebruik de foto </text:span><text:span text:style-name="T342">Persoonlijke map</text:span><text:span text:style-name="T337"> / </text:span><text:span text:style-name="T342">Documenten</text:span><text:span text:style-name="T337"> / </text:span><text:span text:style-name="T342">kz</text:span><text:span text:style-name="T337"> / </text:span><text:span text:style-name="T338">Gebruikersfoto</text:span><text:span text:style-name="T327">.</text:span></text:p>
          </table:table-cell>
        </table:table-row>
        <table:table-row table:style-name="TableLine94781043677200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25" svg:width="0.35cm" svg:height="0.35cm" draw:control="control31"/></text:span></text:span></text:p>
          </table:table-cell>
          <table:table-cell table:style-name="Tabel2.A1" office:value-type="string">
            <text:p text:style-name="P121">Controleer <text:span text:style-name="T431">de f</text:span>avorieten met <text:span text:style-name="T342">Persoonlijke map</text:span><text:span text:style-name="T337"> / </text:span><text:span text:style-name="T342">Documenten</text:span><text:span text:style-name="T337"> / </text:span><text:span text:style-name="T342">kz</text:span><text:span text:style-name="T337"> / </text:span><text:span text:style-name="T343">Favorieten</text:span><text:span text:style-name="T327">.</text:span></text:p>
          </table:table-cell>
        </table:table-row>
        <table:table-row table:style-name="TableLine9478104380494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781043805568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25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21"/></text:span></text:p>
      <text:p text:style-name="P19"/>
      <text:p text:style-name="P97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06T17:47:56.089472067">06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06T17:47:55.971764895</dc:date>
    <meta:keyword>Installatie</meta:keyword>
    <meta:keyword>Checklist</meta:keyword>
    <meta:keyword>Linux</meta:keyword>
    <meta:editing-cycles>6542</meta:editing-cycles>
    <meta:editing-duration>P11DT14H5M46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54" meta:character-count="6402" meta:non-whitespace-character-count="5486"/>
    <meta:user-defined meta:name="Info 1"/>
    <meta:user-defined meta:name="Info 2"/>
    <meta:user-defined meta:name="Info 3"/>
    <meta:user-defined meta:name="Info 4"/>
  </office:meta>
</office:document-meta>
</file>